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 style:master-page-name="Standard">
      <style:table-properties style:width="15.697cm" fo:margin-left="-0.213cm" fo:margin-right="-0.485cm" style:page-number="0" table:align="margins" style:writing-mode="lr-tb"/>
    </style:style>
    <style:style style:name="Table1.A" style:family="table-column">
      <style:table-column-properties style:column-width="3.667cm" style:rel-column-width="15308*"/>
    </style:style>
    <style:style style:name="Table1.B" style:family="table-column">
      <style:table-column-properties style:column-width="12.03cm" style:rel-column-width="50227*"/>
    </style:style>
    <style:style style:name="Table1.1" style:family="table-row">
      <style:table-row-properties style:keep-together="false"/>
    </style:style>
    <style:style style:name="Table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1.B1.1" style:family="table-column">
      <style:table-column-properties style:column-width="4.059cm" style:rel-column-width="16943*"/>
    </style:style>
    <style:style style:name="Table1.B1.2" style:family="table-column">
      <style:table-column-properties style:column-width="4.376cm" style:rel-column-width="18269*"/>
    </style:style>
    <style:style style:name="Table1.B1.3" style:family="table-column">
      <style:table-column-properties style:column-width="3.597cm" style:rel-column-width="15015*"/>
    </style:style>
    <style:style style:name="Table1.B1.1.1" style:family="table-cell">
      <style:table-cell-properties style:vertical-align="top" fo:background-color="#e6e6e6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1.B1.2" style:family="table-row">
      <style:table-row-properties style:min-row-height="0.833cm" style:keep-together="false"/>
    </style:style>
    <style:style style:name="Table1.B1.1.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1.B1.1.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2" style:family="table">
      <style:table-properties style:width="15.75cm" fo:margin-left="-0.199cm" table:align="left" style:writing-mode="lr-tb"/>
    </style:style>
    <style:style style:name="Table2.A" style:family="table-column">
      <style:table-column-properties style:column-width="4.272cm"/>
    </style:style>
    <style:style style:name="Table2.B" style:family="table-column">
      <style:table-column-properties style:column-width="11.478cm"/>
    </style:style>
    <style:style style:name="Table2.1" style:family="table-row">
      <style:table-row-properties style:keep-together="false"/>
    </style:style>
    <style:style style:name="Table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B1.1" style:family="table-column">
      <style:table-column-properties style:column-width="5.283cm"/>
    </style:style>
    <style:style style:name="Table2.B1.2" style:family="table-column">
      <style:table-column-properties style:column-width="6.195cm"/>
    </style:style>
    <style:style style:name="Table2.B1.1" style:family="table-row">
      <style:table-row-properties style:min-row-height="0.469cm" style:keep-together="false"/>
    </style:style>
    <style:style style:name="Table2.B1.1.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B1.2" style:family="table-row">
      <style:table-row-properties style:min-row-height="0.559cm" style:keep-together="false"/>
    </style:style>
    <style:style style:name="Table2.B1.1.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2.B1.3" style:family="table-row">
      <style:table-row-properties style:min-row-height="0.628cm" style:keep-together="false"/>
    </style:style>
    <style:style style:name="Table2.B1.4" style:family="table-row">
      <style:table-row-properties style:min-row-height="0.596cm" style:keep-together="false"/>
    </style:style>
    <style:style style:name="Table2.B1.1.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3" style:family="table">
      <style:table-properties style:width="15.75cm" fo:margin-left="-0.199cm" table:align="left" style:writing-mode="lr-tb"/>
    </style:style>
    <style:style style:name="Table3.A" style:family="table-column">
      <style:table-column-properties style:column-width="15.75cm"/>
    </style:style>
    <style:style style:name="Table3.1" style:family="table-row">
      <style:table-row-properties style:keep-together="true"/>
    </style:style>
    <style:style style:name="Table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5.75cm" fo:margin-left="-0.199cm" table:align="left" style:writing-mode="lr-tb"/>
    </style:style>
    <style:style style:name="Table4.A" style:family="table-column">
      <style:table-column-properties style:column-width="15.75cm"/>
    </style:style>
    <style:style style:name="Table4.1" style:family="table-row">
      <style:table-row-properties style:keep-together="true"/>
    </style:style>
    <style:style style:name="Table4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" style:family="table">
      <style:table-properties style:width="15.75cm" fo:margin-left="-0.199cm" table:align="left" style:writing-mode="lr-tb"/>
    </style:style>
    <style:style style:name="Table5.A" style:family="table-column">
      <style:table-column-properties style:column-width="15.75cm"/>
    </style:style>
    <style:style style:name="Table5.1" style:family="table-row">
      <style:table-row-properties style:keep-together="true"/>
    </style:style>
    <style:style style:name="Table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6" style:family="table">
      <style:table-properties style:width="15.75cm" fo:margin-left="-0.199cm" table:align="left" style:writing-mode="lr-tb"/>
    </style:style>
    <style:style style:name="Table6.A" style:family="table-column">
      <style:table-column-properties style:column-width="8.308cm"/>
    </style:style>
    <style:style style:name="Table6.B" style:family="table-column">
      <style:table-column-properties style:column-width="7.442cm"/>
    </style:style>
    <style:style style:name="Table6.1" style:family="table-row">
      <style:table-row-properties style:keep-together="true"/>
    </style:style>
    <style:style style:name="Table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7" style:family="table">
      <style:table-properties style:width="15.75cm" fo:margin-left="-0.199cm" table:align="left" style:writing-mode="lr-tb"/>
    </style:style>
    <style:style style:name="Table7.A" style:family="table-column">
      <style:table-column-properties style:column-width="15.75cm"/>
    </style:style>
    <style:style style:name="Table7.1" style:family="table-row">
      <style:table-row-properties style:keep-together="true"/>
    </style:style>
    <style:style style:name="Table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8" style:family="table">
      <style:table-properties style:width="15.75cm" fo:margin-left="-0.199cm" table:align="left" style:writing-mode="lr-tb"/>
    </style:style>
    <style:style style:name="Table8.A" style:family="table-column">
      <style:table-column-properties style:column-width="15.75cm"/>
    </style:style>
    <style:style style:name="Table8.1" style:family="table-row">
      <style:table-row-properties style:keep-together="true"/>
    </style:style>
    <style:style style:name="Table8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9" style:family="table">
      <style:table-properties style:width="15.75cm" fo:margin-left="-0.199cm" table:align="left" style:writing-mode="lr-tb"/>
    </style:style>
    <style:style style:name="Table9.A" style:family="table-column">
      <style:table-column-properties style:column-width="15.75cm"/>
    </style:style>
    <style:style style:name="Table9.1" style:family="table-row">
      <style:table-row-properties style:keep-together="true"/>
    </style:style>
    <style:style style:name="Table9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0" style:family="table">
      <style:table-properties style:width="15.75cm" fo:margin-left="-0.199cm" table:align="left" style:writing-mode="lr-tb"/>
    </style:style>
    <style:style style:name="Table10.A" style:family="table-column">
      <style:table-column-properties style:column-width="15.75cm"/>
    </style:style>
    <style:style style:name="Table10.1" style:family="table-row">
      <style:table-row-properties style:keep-together="true"/>
    </style:style>
    <style:style style:name="Table10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1" style:family="table">
      <style:table-properties style:width="15.75cm" fo:margin-left="-0.199cm" table:align="left" style:writing-mode="lr-tb"/>
    </style:style>
    <style:style style:name="Table11.A" style:family="table-column">
      <style:table-column-properties style:column-width="15.75cm"/>
    </style:style>
    <style:style style:name="Table11.1" style:family="table-row">
      <style:table-row-properties style:keep-together="true"/>
    </style:style>
    <style:style style:name="Table1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2" style:family="table">
      <style:table-properties style:width="15.75cm" fo:margin-left="-0.199cm" table:align="left" style:writing-mode="lr-tb"/>
    </style:style>
    <style:style style:name="Table12.A" style:family="table-column">
      <style:table-column-properties style:column-width="15.75cm"/>
    </style:style>
    <style:style style:name="Table12.1" style:family="table-row">
      <style:table-row-properties style:keep-together="true"/>
    </style:style>
    <style:style style:name="Table1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3" style:family="table">
      <style:table-properties style:width="15.75cm" fo:margin-left="-0.199cm" table:align="left" style:writing-mode="lr-tb"/>
    </style:style>
    <style:style style:name="Table13.A" style:family="table-column">
      <style:table-column-properties style:column-width="15.75cm"/>
    </style:style>
    <style:style style:name="Table13.1" style:family="table-row">
      <style:table-row-properties style:keep-together="true"/>
    </style:style>
    <style:style style:name="Table1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4" style:family="table">
      <style:table-properties style:width="15.616cm" fo:margin-left="-0.132cm" table:align="left" style:writing-mode="lr-tb"/>
    </style:style>
    <style:style style:name="Table14.A" style:family="table-column">
      <style:table-column-properties style:column-width="3.066cm"/>
    </style:style>
    <style:style style:name="Table14.B" style:family="table-column">
      <style:table-column-properties style:column-width="12.55cm"/>
    </style:style>
    <style:style style:name="Table1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14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15" style:family="table">
      <style:table-properties style:width="15.616cm" fo:margin-left="-0.132cm" table:align="left" style:writing-mode="lr-tb"/>
    </style:style>
    <style:style style:name="Table15.A" style:family="table-column">
      <style:table-column-properties style:column-width="3.066cm"/>
    </style:style>
    <style:style style:name="Table15.B" style:family="table-column">
      <style:table-column-properties style:column-width="12.55cm"/>
    </style:style>
    <style:style style:name="Table1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15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margin-top="0.635cm" fo:margin-bottom="0.212cm" fo:text-align="center" style:justify-single-word="false"/>
      <style:text-properties fo:font-size="10pt" style:font-size-asian="10pt"/>
    </style:style>
    <style:style style:name="P3" style:family="paragraph" style:parent-style-name="Heading_20_1">
      <style:paragraph-properties fo:text-align="start" style:justify-single-word="false" style:snap-to-layout-grid="false"/>
      <style:text-properties style:text-position="super 58%" style:font-size-complex="8pt"/>
    </style:style>
    <style:style style:name="P4" style:family="paragraph" style:parent-style-name="Heading_20_4">
      <style:paragraph-properties fo:margin-top="0cm" fo:margin-bottom="0.212cm"/>
      <style:text-properties fo:font-size="14pt" style:font-size-asian="14pt" style:font-size-complex="14pt"/>
    </style:style>
    <style:style style:name="P5" style:family="paragraph" style:parent-style-name="Standard">
      <style:paragraph-properties style:snap-to-layout-grid="false"/>
      <style:text-properties style:text-position="super 58%"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Heading_20_1">
      <style:paragraph-properties fo:text-align="start" style:justify-single-word="false" style:snap-to-layout-grid="false"/>
    </style:style>
    <style:style style:name="P8" style:family="paragraph" style:parent-style-name="Standard">
      <style:text-properties fo:font-size="10pt" style:font-size-asian="10pt"/>
    </style:style>
    <style:style style:name="P9" style:family="paragraph" style:parent-style-name="Heading_20_1">
      <style:text-properties fo:font-size="10pt" style:font-size-asian="10pt"/>
    </style:style>
    <style:style style:name="P10" style:family="paragraph" style:parent-style-name="Standard">
      <style:paragraph-properties style:snap-to-layout-grid="false"/>
      <style:text-properties fo:font-size="8pt" fo:font-weight="bold" style:font-size-asian="8pt" style:font-weight-asian="bold" style:font-weight-complex="bold"/>
    </style:style>
    <style:style style:name="P11" style:family="paragraph" style:parent-style-name="Standard">
      <style:text-properties fo:font-size="10pt" fo:font-weight="bold" style:font-size-asian="10pt" style:font-weight-asian="bold" style:font-weight-complex="bold"/>
    </style:style>
    <style:style style:name="P12" style:family="paragraph" style:parent-style-name="Standard">
      <style:paragraph-properties fo:margin-left="-0.018cm" fo:margin-right="0cm" fo:text-indent="0cm" style:auto-text-indent="false"/>
      <style:text-properties fo:font-size="8pt" style:font-size-asian="8pt" style:font-size-complex="8pt"/>
    </style:style>
    <style:style style:name="P13" style:family="paragraph" style:parent-style-name="Standard">
      <style:paragraph-properties fo:margin-left="-0.018cm" fo:margin-right="0cm" fo:margin-top="0.212cm" fo:margin-bottom="0.106cm" fo:text-align="end" style:justify-single-word="false" fo:text-indent="0cm" style:auto-text-indent="false" style:snap-to-layout-grid="false"/>
      <style:text-properties fo:font-size="8pt" style:font-size-asian="8pt" style:font-size-complex="8pt"/>
    </style:style>
    <style:style style:name="P14" style:family="paragraph" style:parent-style-name="Standard">
      <style:paragraph-properties fo:margin-left="-0.018cm" fo:margin-right="0cm" fo:margin-top="0.212cm" fo:margin-bottom="0.106cm" fo:text-align="end" style:justify-single-word="false" fo:text-indent="0cm" style:auto-text-indent="false"/>
      <style:text-properties fo:font-size="8pt" style:font-size-asian="8pt" style:font-size-complex="8pt"/>
    </style:style>
    <style:style style:name="P15" style:family="paragraph" style:parent-style-name="Standard">
      <style:paragraph-properties fo:margin-left="-0.018cm" fo:margin-right="0cm" fo:margin-top="0.106cm" fo:margin-bottom="0.106cm" fo:text-align="justify" style:justify-single-word="false" fo:text-indent="0cm" style:auto-text-indent="false" style:snap-to-layout-grid="false"/>
      <style:text-properties fo:font-size="8pt" style:font-size-asian="8pt" style:font-size-complex="8pt"/>
    </style:style>
    <style:style style:name="P16" style:family="paragraph" style:parent-style-name="Standard">
      <style:paragraph-properties fo:margin-left="-0.018cm" fo:margin-right="0cm" fo:margin-top="0.106cm" fo:margin-bottom="0.106cm" fo:text-align="center" style:justify-single-word="false" fo:text-indent="0cm" style:auto-text-indent="false" style:snap-to-layout-grid="false"/>
      <style:text-properties fo:font-size="8pt" style:font-size-asian="8pt" style:font-size-complex="8pt"/>
    </style:style>
    <style:style style:name="P17" style:family="paragraph" style:parent-style-name="Standard">
      <style:paragraph-properties fo:margin-left="-0.018cm" fo:margin-right="0cm" fo:text-align="justify" style:justify-single-word="false" fo:text-indent="0cm" style:auto-text-indent="false"/>
      <style:text-properties fo:font-size="8pt" fo:font-weight="bold" style:font-size-asian="8pt" style:font-weight-asian="bold" style:font-size-complex="8pt"/>
    </style:style>
    <style:style style:name="P18" style:family="paragraph" style:parent-style-name="Standard">
      <style:paragraph-properties fo:margin-left="-0.018cm" fo:margin-right="0cm" fo:margin-top="0.212cm" fo:margin-bottom="0cm" fo:text-align="justify" style:justify-single-word="false" fo:text-indent="0cm" style:auto-text-indent="false" style:snap-to-layout-grid="false"/>
      <style:text-properties fo:font-size="8pt" style:font-size-asian="8pt" style:font-size-complex="8pt"/>
    </style:style>
    <style:style style:name="P19" style:family="paragraph" style:parent-style-name="Standard">
      <style:paragraph-properties fo:margin-left="-0.018cm" fo:margin-right="0cm" fo:margin-top="0.212cm" fo:margin-bottom="0cm" fo:text-align="justify" style:justify-single-word="false" fo:text-indent="0cm" style:auto-text-indent="false" style:snap-to-layout-grid="false"/>
      <style:text-properties fo:font-size="8pt" fo:font-style="italic" style:font-size-asian="8pt" style:font-style-asian="italic" style:font-size-complex="8pt" style:font-style-complex="normal"/>
    </style:style>
    <style:style style:name="P20" style:family="paragraph">
      <style:paragraph-properties fo:text-align="center"/>
    </style:style>
    <style:style style:name="P21" style:family="paragraph">
      <style:paragraph-properties fo:text-align="center"/>
      <style:text-properties fo:font-size="9pt"/>
    </style:style>
    <style:style style:name="P22" style:family="paragraph" style:parent-style-name="Standard">
      <style:paragraph-properties fo:margin-left="0cm" fo:margin-right="0cm" fo:margin-top="0.212cm" fo:margin-bottom="0cm" fo:text-align="center" style:justify-single-word="false" fo:text-indent="0cm" style:auto-text-indent="false" style:snap-to-layout-grid="false"/>
      <style:text-properties fo:font-size="8pt" fo:font-style="italic" style:font-size-asian="8pt" style:font-style-asian="normal" style:font-size-complex="8pt" style:font-style-complex="normal"/>
    </style:style>
    <style:style style:name="P23" style:family="paragraph">
      <style:paragraph-properties fo:text-align="center"/>
      <style:text-properties fo:color="#ffffff"/>
    </style:style>
    <style:style style:name="P24" style:family="paragraph" style:parent-style-name="Standard">
      <style:paragraph-properties fo:margin-left="-0.018cm" fo:margin-right="0cm" fo:margin-top="0.212cm" fo:margin-bottom="0cm" fo:text-align="center" style:justify-single-word="false" fo:text-indent="0cm" style:auto-text-indent="false" style:snap-to-layout-grid="false"/>
      <style:text-properties fo:font-size="8pt" fo:font-style="italic" style:font-size-asian="8pt" style:font-style-asian="normal" style:font-size-complex="8pt" style:font-style-complex="normal"/>
    </style:style>
    <style:style style:name="P25" style:family="paragraph" style:parent-style-name="Standard">
      <style:paragraph-properties fo:margin-left="0cm" fo:margin-right="0cm" fo:margin-top="0.212cm" fo:margin-bottom="0cm" fo:text-align="justify" style:justify-single-word="false" fo:text-indent="0cm" style:auto-text-indent="false" style:snap-to-layout-grid="false"/>
      <style:text-properties fo:font-size="8pt" style:font-size-asian="8pt" style:font-size-complex="8pt"/>
    </style:style>
    <style:style style:name="P26" style:family="paragraph" style:parent-style-name="Standard">
      <style:paragraph-properties fo:margin-left="-0.018cm" fo:margin-right="0cm" fo:margin-top="0.212cm" fo:margin-bottom="0cm" fo:text-align="justify" style:justify-single-word="false" fo:text-indent="0cm" style:auto-text-indent="false" style:snap-to-layout-grid="false"/>
      <style:text-properties fo:font-size="8pt" fo:font-style="normal" style:font-size-asian="8pt" style:font-style-asian="normal" style:font-size-complex="8pt" style:font-style-complex="normal"/>
    </style:style>
    <style:style style:name="P27" style:family="paragraph" style:parent-style-name="Standard">
      <style:paragraph-properties fo:margin-left="-0.018cm" fo:margin-right="0cm" fo:margin-top="0.212cm" fo:margin-bottom="0cm" fo:text-align="justify" style:justify-single-word="false" fo:text-indent="0cm" style:auto-text-indent="false"/>
      <style:text-properties fo:font-size="8pt" fo:font-weight="bold" style:font-size-asian="8pt" style:font-weight-asian="bold" style:font-size-complex="8pt"/>
    </style:style>
    <style:style style:name="P28" style:family="paragraph" style:parent-style-name="Standard">
      <style:paragraph-properties fo:margin-left="-0.018cm" fo:margin-right="0cm" fo:margin-top="0.212cm" fo:margin-bottom="0cm" fo:text-align="justify" style:justify-single-word="false" fo:text-indent="0cm" style:auto-text-indent="false" style:snap-to-layout-grid="false"/>
      <style:text-properties fo:font-size="8pt" style:font-size-asian="8pt" style:font-size-complex="8pt" style:font-weight-complex="bold"/>
    </style:style>
    <style:style style:name="P29" style:family="paragraph" style:parent-style-name="Standard">
      <style:paragraph-properties fo:margin-left="-0.018cm" fo:margin-right="0cm" fo:text-align="justify" style:justify-single-word="false" fo:text-indent="0cm" style:auto-text-indent="false"/>
      <style:text-properties fo:font-size="8pt" style:font-size-asian="8pt" style:font-size-complex="8pt"/>
    </style:style>
    <style:style style:name="P30" style:family="paragraph" style:parent-style-name="Standard" style:list-style-name="L1">
      <style:paragraph-properties fo:margin-left="-0.018cm" fo:margin-right="0cm" fo:margin-top="0.212cm" fo:margin-bottom="0cm" fo:text-align="justify" style:justify-single-word="false" fo:text-indent="0cm" style:auto-text-indent="false" style:snap-to-layout-grid="false"/>
      <style:text-properties fo:font-size="8pt" style:font-size-asian="8pt" style:font-size-complex="8pt"/>
    </style:style>
    <style:style style:name="P31" style:family="paragraph" style:parent-style-name="Standard" style:list-style-name="L2">
      <style:paragraph-properties fo:margin-left="-0.018cm" fo:margin-right="0cm" fo:margin-top="0.212cm" fo:margin-bottom="0cm" fo:text-align="justify" style:justify-single-word="false" fo:text-indent="0cm" style:auto-text-indent="false" style:snap-to-layout-grid="false"/>
      <style:text-properties fo:font-size="8pt" style:font-size-asian="8pt" style:font-size-complex="8pt"/>
    </style:style>
    <style:style style:name="P32" style:family="paragraph" style:parent-style-name="Standard">
      <style:paragraph-properties fo:margin-left="-0.018cm" fo:margin-right="0cm" fo:margin-top="0.212cm" fo:margin-bottom="0cm" fo:text-align="justify" style:justify-single-word="false" fo:text-indent="0cm" style:auto-text-indent="false"/>
    </style:style>
    <style:style style:name="P33" style:family="paragraph" style:parent-style-name="Standard">
      <style:paragraph-properties fo:margin-left="-0.018cm" fo:margin-right="0cm" fo:margin-top="0.423cm" fo:margin-bottom="0cm" fo:text-align="justify" style:justify-single-word="false" fo:text-indent="0cm" style:auto-text-indent="false"/>
      <style:text-properties fo:font-size="8pt" style:font-size-asian="8pt" style:font-size-complex="8pt"/>
    </style:style>
    <style:style style:name="P34" style:family="paragraph" style:parent-style-name="Standard">
      <style:paragraph-properties fo:margin-left="-0.018cm" fo:margin-right="0cm" fo:text-align="justify" style:justify-single-word="false" fo:text-indent="0cm" style:auto-text-indent="false" style:snap-to-layout-grid="false"/>
      <style:text-properties style:text-position="super 58%" fo:font-size="8pt" style:font-size-asian="8pt" style:font-size-complex="8pt"/>
    </style:style>
    <style:style style:name="P35" style:family="paragraph" style:parent-style-name="Standard">
      <style:paragraph-properties fo:margin-left="-0.018cm" fo:margin-right="0cm" fo:text-align="justify" style:justify-single-word="false" fo:text-indent="0cm" style:auto-text-indent="false"/>
      <style:text-properties style:text-position="super 58%" fo:font-size="8pt" style:font-size-asian="8pt" style:font-size-complex="8pt"/>
    </style:style>
    <style:style style:name="P36" style:family="paragraph" style:parent-style-name="Standard">
      <style:paragraph-properties fo:margin-left="-0.018cm" fo:margin-right="0cm" fo:text-indent="0cm" style:auto-text-indent="false"/>
    </style:style>
    <style:style style:name="T1" style:family="text">
      <style:text-properties fo:font-size="8pt" fo:font-weight="bold" style:font-size-asian="8pt" style:font-weight-asian="bold" style:font-weight-complex="bold"/>
    </style:style>
    <style:style style:name="T2" style:family="text">
      <style:text-properties fo:font-size="8pt" style:font-size-asian="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ize="9pt"/>
    </style:style>
    <style:style style:name="T8" style:family="text">
      <style:text-properties fo:color="#fffff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size="9pt" style:font-size-asian="9pt" style:font-size-complex="9p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ffff" draw:fill="solid" draw:fill-color="#333333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3" style:family="graphic">
      <style:graphic-properties draw:fill="solid" draw:fill-color="#f0f0f0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4" style:family="graphic">
      <style:graphic-properties draw:fill="solid" draw:fill-color="#f0f0f0" draw:textarea-horizontal-align="justify" draw:textarea-vertical-align="middle" draw:auto-grow-height="false" style:run-through="foreground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">Empresa</text:span><text:span text:style-name="T2">:</text:span></text:p>
            <text:p text:style-name="P2"/>
          </table:table-cell>
          <table:table-cell>
            <table:table table:is-sub-table="true">
              <table:table-column table:style-name="Table1.B1.1"/>
              <table:table-column table:style-name="Table1.B1.2"/>
              <table:table-column table:style-name="Table1.B1.3"/>
              <table:table-row table:style-name="Table1.1">
                <table:table-cell table:style-name="Table1.B1.1.1" table:number-columns-spanned="3" office:value-type="string">
                  <text:p text:style-name="P3">Documento:</text:p>
                  <text:p text:style-name="P4">PLANO DO ESCOPO</text:p>
                </table:table-cell>
                <table:covered-table-cell/>
                <table:covered-table-cell/>
              </table:table-row>
              <table:table-row table:style-name="Table1.B1.2">
                <table:table-cell table:style-name="Table1.B1.1.2" table:number-columns-spanned="3" office:value-type="string">
                  <text:p text:style-name="P5">Formulário:</text:p>
                  <text:p text:style-name="P6">DECLARAÇÃO DO ESCOPO</text:p>
                </table:table-cell>
                <table:covered-table-cell/>
                <table:covered-table-cell/>
              </table:table-row>
              <table:table-row table:style-name="Table1.1">
                <table:table-cell table:style-name="Table1.B1.1.3" office:value-type="string">
                  <text:p text:style-name="P7">Revisão Nº:</text:p>
                  <text:p text:style-name="P8"><text:s text:c="22"/></text:p>
                </table:table-cell>
                <table:table-cell table:style-name="Table1.B1.1.3" office:value-type="string">
                  <text:p text:style-name="P7">Data Revisão:</text:p>
                  <text:p text:style-name="P9">/ <text:s text:c="10"/>/</text:p>
                </table:table-cell>
                <table:table-cell table:style-name="Table1.B1.1.2" office:value-type="string">
                  <text:p text:style-name="P10">Pág.:</text:p>
                  <text:p text:style-name="P11"><text:s text:c="8"/></text:p>
                </table:table-cell>
              </table:table-row>
            </table:table>
          </table:table-cell>
        </table:table-row>
      </table:table>
      <text:p text:style-name="P1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Nome do Projeto:</text:p>
            <text:p text:style-name="P14">Cliente:</text:p>
            <text:p text:style-name="P14">Patrocinador do Projeto:</text:p>
            <text:p text:style-name="P14">Gerente do Projeto:</text:p>
            <text:p text:style-name="P14">Previsão de Início e Término:</text:p>
          </table:table-cell>
          <table:table-cell>
            <table:table table:is-sub-table="true">
              <table:table-column table:style-name="Table2.B1.1"/>
              <table:table-column table:style-name="Table2.B1.2"/>
              <table:table-row table:style-name="Table2.B1.1">
                <table:table-cell table:style-name="Table2.B1.1.1" table:number-columns-spanned="2" office:value-type="string">
                  <text:p text:style-name="P15">Escola</text:p>
                </table:table-cell>
                <table:covered-table-cell/>
              </table:table-row>
              <table:table-row table:style-name="Table2.B1.2">
                <table:table-cell table:style-name="Table2.B1.1.2" table:number-columns-spanned="2" office:value-type="string">
                  <text:p text:style-name="P15">Instituições de ensino em geral</text:p>
                </table:table-cell>
                <table:covered-table-cell/>
              </table:table-row>
              <table:table-row table:style-name="Table2.B1.3">
                <table:table-cell table:style-name="Table2.B1.1.2" table:number-columns-spanned="2" office:value-type="string">
                  <text:p text:style-name="P15">UFG, Berlios e colaboradores</text:p>
                </table:table-cell>
                <table:covered-table-cell/>
              </table:table-row>
              <table:table-row table:style-name="Table2.B1.4">
                <table:table-cell table:style-name="Table2.B1.1.2" table:number-columns-spanned="2" office:value-type="string">
                  <text:p text:style-name="P15">Fábio Nogueira de Lucena</text:p>
                </table:table-cell>
                <table:covered-table-cell/>
              </table:table-row>
              <table:table-row table:style-name="Table2.1">
                <table:table-cell table:style-name="Table2.B1.1.5" office:value-type="string">
                  <text:p text:style-name="P16">01/04/2007</text:p>
                </table:table-cell>
                <table:table-cell table:style-name="Table2.B1.1.2" office:value-type="string">
                  <text:p text:style-name="P16">01/09/2007</text:p>
                </table:table-cell>
              </table:table-row>
            </table:table>
          </table:table-cell>
        </table:table-row>
      </table:table>
      <text:p text:style-name="P12"/>
      <text:p text:style-name="P17">Objetivos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8">Automatizar operações típicas de instituições de ensino (cadastro de alunos, turmas, disciplinas e acompanhamento acadêmico de várias naturezas, entre outros) é o motivo de existência do software livre (leia-se<text:span text:style-name="T3"> open source</text:span><text:span text:style-name="T4">) denominado Escola, hospedado em </text:span><text:a xlink:type="simple" xlink:href="http://escola.berlios.de/"><text:span text:style-name="T5">http://escola.berlios.de</text:span></text:a><text:span text:style-name="T4">. O desenvolvimento do Escola foi dividido em três fases seqüenciais, </text:span><text:span text:style-name="T6">concepção</text:span><text:span text:style-name="T4">, </text:span><text:span text:style-name="T6">construção</text:span><text:span text:style-name="T4"> e </text:span><text:span text:style-name="T6">avaliação</text:span><text:span text:style-name="T4">, conforme ilustrado abaixo.</text:span></text:p>
            <text:p text:style-name="P19"><draw:rect text:anchor-type="paragraph" draw:z-index="5" draw:style-name="gr1" draw:text-style-name="P21" svg:width="2.294cm" svg:height="0.389cm" svg:x="3.944cm" svg:y="0.132cm"><text:p text:style-name="P20"><text:span text:style-name="T7">Requisitos</text:span></text:p></draw:rect><draw:rect text:anchor-type="paragraph" draw:z-index="6" draw:style-name="gr1" draw:text-style-name="P21" svg:width="2.294cm" svg:height="0.389cm" svg:x="7.945cm" svg:y="0.132cm"><text:p text:style-name="P20"><text:span text:style-name="T7">Versão 1.0</text:span></text:p></draw:rect></text:p>
            <text:p text:style-name="P22"><draw:rect text:anchor-type="paragraph" draw:z-index="0" draw:style-name="gr2" draw:text-style-name="P23" svg:width="2.417cm" svg:height="0.565cm" svg:x="5.84cm" svg:y="0.122cm"><text:p text:style-name="P23"><text:span text:style-name="T8">Construção</text:span></text:p></draw:rect><draw:rect text:anchor-type="paragraph" draw:z-index="1" draw:style-name="gr3" draw:text-style-name="P20" svg:width="2.417cm" svg:height="0.565cm" svg:x="2.011cm" svg:y="0.122cm"><text:p text:style-name="P20">Concepção</text:p></draw:rect><draw:custom-shape text:anchor-type="paragraph" draw:z-index="2" draw:style-name="gr4" draw:text-style-name="P20" svg:width="1.112cm" svg:height="0.212cm" svg:x="4.533cm" svg:y="0.31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style-name="gr4" draw:text-style-name="P20" svg:width="1.112cm" svg:height="0.212cm" svg:x="8.534cm" svg:y="0.31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4" draw:style-name="gr3" draw:text-style-name="P20" svg:width="2.417cm" svg:height="0.565cm" svg:x="9.841cm" svg:y="0.122cm"><text:p text:style-name="P20">Avaliação</text:p></draw:rect></text:p>
            <text:p text:style-name="P24"/>
            <text:p text:style-name="P18">Os requisitos funcionais e não funcionais do Escola foram produzidos na fase de concepção. Tais requisitos são o principal insumo para a fase de construção (destacada na figura). <text:span text:style-name="T3">O presente projeto tem como objetivo realizar a fase de construção</text:span>. Esta fase inclui: (a) projeto de software; (b) implementação de código e (c) implantação (software e outros artefatos necessários para a instalação e personalização do Escola). O principal produto da fase de construção e, por conseguinte, do presente projeto, é a construção da primeira versão do software Escola. Conforme ilustrado na figura, a versão 1.0 será avaliada em fase posterior, que está além do escopo deste projeto. Esta avaliação ainda inclui possíveis ajustes antes que o software Escola seja colocado em manutenção. </text:p>
            <text:p text:style-name="P25">A primeira versão do Escola deverá contemplar TODOS os requisitos estabelecidos na fase de concepção. A descrição detalhada dos requisitos funcionais do Escola está disponível por meio dos documentos <text:span text:style-name="T3">Visão</text:span> e vários outros que reúnem casos de uso por assunto. A descrição detalhada dos requisitos não funcionais é fornecida no documento <text:span text:style-name="T3">Especificação Suplementar</text:span>. Todos estes documentos encontram-se no diretório <text:span text:style-name="T9">reqs-1.0 </text:span><text:span text:style-name="T10">na estrutura definida para os itens de configuração do presente projeto. Este projeto irá implementar tais requisitos, aprovados na fase anterior, conforme o conteúdo destes documentos.</text:span></text:p>
            <text:p text:style-name="P18">O conjunto de requisitos do Escola compreende, em boa parte, “trechos” de processos administrativos de instituições de ensino. Esta decisão tem como objetivo tornar o sistema resultante aplicável a um conjunto significativo de cenários, embora não particular a um processo ou <text:span text:style-name="T3">workflow</text:span> específico. Noutras palavras, em vez de fixar um processo de seleção de candidatos, por exemplo, optou-se por permitir o cadastro de candidatos, o registro das avaliações e outros “trechos”, que podem ser reutilizados de várias formas. A personalização do Escola, portanto, é uma operação natural e esperada caso se queira adequá-lo aos processos de uma determinada instituição.</text:p>
            <text:p text:style-name="P26">Não é parte deste trabalho a produção de documentação para o usuário. Documentos a serem produzidos incluem: (a) documentação de instalação e (b) documentação do desenvolvedor (técnico interessado em personalizar o Escola). </text:p>
            <text:p text:style-name="P26"/>
            <text:p text:style-name="P18"/>
          </table:table-cell>
        </table:table-row>
      </table:table>
      <text:p text:style-name="P27">Justificativa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8"/>
          </table:table-cell>
        </table:table-row>
      </table:table>
      <text:p text:style-name="P27">Partes Envolvidas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8"/>
          </table:table-cell>
        </table:table-row>
      </table:table>
      <text:p text:style-name="P27">Produtos Gerados:<text:tab/><text:tab/><text:tab/><text:tab/><text:tab/><text:tab/>Sub-produtos Gerados: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8"/>
            <text:p text:style-name="P29"/>
          </table:table-cell>
          <table:table-cell table:style-name="Table6.B1" office:value-type="string">
            <text:p text:style-name="P18"/>
          </table:table-cell>
        </table:table-row>
      </table:table>
      <text:p text:style-name="P27">Exclusões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8"/>
          </table:table-cell>
        </table:table-row>
      </table:table>
      <text:p text:style-name="P27">Estratégias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8"/>
          </table:table-cell>
        </table:table-row>
      </table:table>
      <text:p text:style-name="P27">Metas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8"/>
          </table:table-cell>
        </table:table-row>
      </table:table>
      <text:p text:style-name="P27">Restrições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list text:style-name="L1">
              <text:list-item>
                <text:p text:style-name="P30">O Escola deverá ser finalizado em prazo não superior a 6 meses (180 dias) contados a partir de primeiro de abril de 2007.</text:p>
              </text:list-item>
              <text:list-item>
                <text:p text:style-name="P30">Todo o código do Escola deverá estar coberto por testes de unidade. Noutras palavras, a cobertura dos testes de unidade não deve ser inferior a 100%.</text:p>
              </text:list-item>
            </text:list>
          </table:table-cell>
        </table:table-row>
      </table:table>
      <text:p text:style-name="P27">Premissas: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list text:style-name="L2">
              <text:list-item>
                <text:p text:style-name="P31">A equipe de projeto domina as tecnologias necessárias e suficientes para a confecção do Escola. </text:p>
              </text:list-item>
              <text:list-item>
                <text:p text:style-name="P31">A especificação dos requisitos do produto (escopo do produto) representam interesses e necessidades dos clientes. Conseqüentemente, poucas alterações são esperadas.</text:p>
              </text:list-item>
              <text:list-item>
                <text:p text:style-name="P31">Toda a infra-estrutura necessária para o desenvolvimento estará disponível durante todo o período de execução do projeto.</text:p>
              </text:list-item>
            </text:list>
          </table:table-cell>
        </table:table-row>
      </table:table>
      <text:p text:style-name="P27">Orçamento: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8"/>
          </table:table-cell>
        </table:table-row>
      </table:table>
      <text:p text:style-name="P27">Documentos do Plano do Projeto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8"/>
          </table:table-cell>
        </table:table-row>
      </table:table>
      <text:p text:style-name="P32"><text:span text:style-name="T11">Observações:</text:span><text:span text:style-name="T12"> se necessário inclua outras anotações complementares referente ao assunto do formulário em anexo.</text:span></text:p>
      <text:p text:style-name="P33">Elaboração: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34">Data</text:p>
            <text:p text:style-name="P35"/>
          </table:table-cell>
          <table:table-cell table:style-name="Table14.B1" office:value-type="string">
            <text:p text:style-name="P34">Nome / Assinatura</text:p>
          </table:table-cell>
        </table:table-row>
      </table:table>
      <text:p text:style-name="P29">Aprovação: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34">Data</text:p>
            <text:p text:style-name="P35"/>
          </table:table-cell>
          <table:table-cell table:style-name="Table15.B1" office:value-type="string">
            <text:p text:style-name="P34">Nome / Assinatura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/>
      <style:text-properties fo:font-size="8pt" fo:font-weight="bold" style:font-size-asian="8pt" style:font-weight-asian="bold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212cm" fo:margin-bottom="0.212cm"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cm" fo:margin-bottom="2cm" fo:margin-left="3cm" fo:margin-right="3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title>Empresa:</dc:title>
    <meta:initial-creator>microsoft</meta:initial-creator>
    <meta:creation-date>2006-04-13T16:22:00</meta:creation-date>
    <dc:date>2007-03-01T18:05:30</dc:date>
    <dc:language>pt-BR</dc:language>
    <meta:editing-cycles>39</meta:editing-cycles>
    <meta:editing-duration>PT2H21M55S</meta:editing-duration>
    <meta:user-defined meta:name="Info 1"/>
    <meta:user-defined meta:name="Info 2"/>
    <meta:user-defined meta:name="Info 3"/>
    <meta:user-defined meta:name="Info 4"/>
    <meta:document-statistic meta:table-count="15" meta:image-count="0" meta:object-count="0" meta:page-count="2" meta:paragraph-count="50" meta:word-count="590" meta:character-count="4024"/>
  </office:meta>
</office:document-meta>
</file>